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 table:number-columns-repeated="3"/>
          <table:table-cell table:style-name="ce3"/>
          <table:table-cell table:number-columns-repeated="1019"/>
        </table:table-row>
        <table:table-row table:style-name="ro1">
          <table:table-cell office:value-type="string">
            <text:p>W3C</text:p>
          </table:table-cell>
          <table:table-cell office:value-type="string">
            <text:p>Probleme de langue</text:p>
          </table:table-cell>
          <table:table-cell office:value-type="string">
            <text:p>Mis dans la balise par defaultMettre langue du site</text:p>
          </table:table-cell>
          <table:table-cell/>
          <table:table-cell table:style-name="ce3" office:value-type="string">
            <text:p>modif de la langue </text:p>
          </table:table-cell>
          <table:table-cell office:value-type="string">
            <text:p>W3C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fichier bootstrap.cs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html</text:p>
          </table:table-cell>
          <table:table-cell office:value-type="string">
            <text:p>manque balises semantiques</text:p>
          </table:table-cell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meta keyword</text:p>
          </table:table-cell>
          <table:table-cell office:value-type="string">
            <text:p>présente</text:p>
          </table:table-cell>
          <table:table-cell office:value-type="string">
            <text:p>Obsolète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office:value-type="string">
            <text:p>chargement page</text:p>
          </table:table-cell>
          <table:table-cell office:value-type="string">
            <text:p>script java en téte</text:p>
          </table:table-cell>
          <table:table-cell office:value-type="string">
            <text:p>rapetissement du chargement de la pagemettre en fond de document</text:p>
          </table:table-cell>
          <table:table-cell/>
          <table:table-cell table:style-name="ce3"/>
          <table:table-cell table:number-columns-repeated="1019"/>
        </table:table-row>
        <table:table-row table:style-name="ro1" table:number-rows-repeated="8">
          <table:table-cell table:number-columns-repeated="4"/>
          <table:table-cell table:style-name="ce3"/>
          <table:table-cell table:number-columns-repeated="1019"/>
        </table:table-row>
        <table:table-row table:style-name="ro1" table:number-rows-repeated="985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6">26/07/2022</text:date>, <text:time>16:5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26T16:54:58.99</dc:date>
    <meta:generator>OpenOffice/4.1.11$Win32 OpenOffice.org_project/4111m1$Build-9808</meta:generator>
    <meta:editing-duration>PT15M33S</meta:editing-duration>
    <meta:editing-cycles>3</meta:editing-cycles>
    <meta:document-statistic meta:table-count="1" meta:cell-count="21" meta:object-count="0"/>
  </office:meta>
</office:document-meta>
</file>